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f701" officeooo:paragraph-rsid="001cf7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2b6a8" officeooo:paragraph-rsid="0022b6a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35d6d" officeooo:paragraph-rsid="00235d6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4a874" officeooo:paragraph-rsid="0024a87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89c7d" officeooo:paragraph-rsid="00289c7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2e005" officeooo:paragraph-rsid="0042e005" style:font-weight-asian="bold" style:font-weight-complex="bold"/>
    </style:style>
    <style:style style:name="P7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08d92" officeooo:paragraph-rsid="00308d92" style:font-weight-asian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2f348" officeooo:paragraph-rsid="0032f348" style:font-weight-asian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74e1f" officeooo:paragraph-rsid="00374e1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74e1f" officeooo:paragraph-rsid="00374e1f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388d3a" officeooo:paragraph-rsid="00388d3a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3b64e0" officeooo:paragraph-rsid="003b64e0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3f64d4" officeooo:paragraph-rsid="003f64d4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46e169" officeooo:paragraph-rsid="0046e169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cf701" officeooo:paragraph-rsid="001cf701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ee698" officeooo:paragraph-rsid="001ee698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fc4f7" officeooo:paragraph-rsid="001fc4f7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1c4b6" officeooo:paragraph-rsid="0021c4b6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2b6a8" officeooo:paragraph-rsid="0022b6a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2b6a8" officeooo:paragraph-rsid="0022b6a8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235d6d" officeooo:paragraph-rsid="00235d6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35d6d" officeooo:paragraph-rsid="00235d6d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4a874" officeooo:paragraph-rsid="0024a874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4a874" officeooo:paragraph-rsid="0024a87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24a874" officeooo:paragraph-rsid="0024a874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4dad1" officeooo:paragraph-rsid="0024dad1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6118f" officeooo:paragraph-rsid="0026118f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87737" officeooo:paragraph-rsid="0028773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287737" officeooo:paragraph-rsid="00287737" style:font-weight-asian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ac79a" officeooo:paragraph-rsid="002ac79a" style:font-weight-asian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aef3e" officeooo:paragraph-rsid="002aef3e" style:font-weight-asian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b7887" officeooo:paragraph-rsid="002d6312" style:font-weight-asian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b7887" officeooo:paragraph-rsid="002e516d" style:font-weight-asian="normal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fda8f" officeooo:paragraph-rsid="002fda8f" style:font-weight-asian="normal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8fe80" officeooo:paragraph-rsid="0038fe80" style:font-weight-asian="normal" style:font-weight-complex="normal"/>
    </style:style>
    <style:style style:name="P36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9ee9a" officeooo:paragraph-rsid="0039ee9a" style:font-weight-asian="normal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b64e0" officeooo:paragraph-rsid="003b64e0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3b64e0" officeooo:paragraph-rsid="003b64e0" style:font-weight-asian="normal" style:font-weight-complex="normal"/>
    </style:style>
    <style:style style:name="P39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3cb2d2" officeooo:paragraph-rsid="003cb2d2" style:font-weight-asian="normal" style:font-weight-complex="normal"/>
    </style:style>
    <style:style style:name="P40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3cb2d2" officeooo:paragraph-rsid="003d70da" style:font-weight-asian="normal" style:font-weight-complex="normal"/>
    </style:style>
    <style:style style:name="P41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3e02f5" officeooo:paragraph-rsid="003e02f5" style:font-weight-asian="normal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3f64d4" officeooo:paragraph-rsid="003f64d4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normal" officeooo:rsid="003f64d4" officeooo:paragraph-rsid="003f64d4" style:font-weight-asian="normal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401930" officeooo:paragraph-rsid="00401930" style:font-weight-asian="normal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409209" officeooo:paragraph-rsid="00409209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underline-style="none" fo:font-weight="normal" officeooo:rsid="00409209" officeooo:paragraph-rsid="00409209" style:font-weight-asian="normal" style:font-weight-complex="normal"/>
    </style:style>
    <style:style style:name="P47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439550" officeooo:paragraph-rsid="00439550" style:font-weight-asian="normal" style:font-weight-complex="normal"/>
    </style:style>
    <style:style style:name="P48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46e169" officeooo:paragraph-rsid="0046e169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underline-style="none" fo:font-weight="normal" officeooo:rsid="0046e169" officeooo:paragraph-rsid="0046e169" style:font-weight-asian="normal" style:font-weight-complex="normal"/>
    </style:style>
    <style:style style:name="P50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484af1" officeooo:paragraph-rsid="00484af1" style:font-weight-asian="normal" style:font-weight-complex="normal"/>
    </style:style>
    <style:style style:name="T1" style:family="text">
      <style:text-properties officeooo:rsid="00258c77"/>
    </style:style>
    <style:style style:name="T2" style:family="text">
      <style:text-properties officeooo:rsid="0026118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2aef3e"/>
    </style:style>
    <style:style style:name="T5" style:family="text">
      <style:text-properties officeooo:rsid="002c015d"/>
    </style:style>
    <style:style style:name="T6" style:family="text">
      <style:text-properties officeooo:rsid="002e516d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3200b1"/>
    </style:style>
    <style:style style:name="T9" style:family="text">
      <style:text-properties style:text-underline-style="none" officeooo:rsid="00363f80"/>
    </style:style>
    <style:style style:name="T10" style:family="text">
      <style:text-properties style:text-underline-style="none" officeooo:rsid="00388d3a"/>
    </style:style>
    <style:style style:name="T11" style:family="text">
      <style:text-properties officeooo:rsid="003d70da"/>
    </style:style>
    <style:style style:name="T12" style:family="text">
      <style:text-properties officeooo:rsid="004231e4"/>
    </style:style>
    <style:style style:name="T13" style:family="text">
      <style:text-properties officeooo:rsid="0046e1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yncTask</text:p>
      <text:p text:style-name="P1"/>
      <text:list xml:id="list4934607347596958496" text:style-name="L1">
        <text:list-item>
          <text:p text:style-name="P24">https://developer.android.com/reference/android/os/AsyncTask.html</text:p>
        </text:list-item>
        <text:list-item>
          <text:p text:style-name="P15">AsyncTask enables proper and easy use of the UI thread. </text:p>
          <text:list>
            <text:list-item>
              <text:p text:style-name="P16">It hides threading and handlers.</text:p>
            </text:list-item>
          </text:list>
        </text:list-item>
        <text:list-item>
          <text:p text:style-name="P17">It is not a generic threading framework</text:p>
        </text:list-item>
        <text:list-item>
          <text:p text:style-name="P17">It is useful for short operations. </text:p>
          <text:list>
            <text:list-item>
              <text:p text:style-name="P17">For long operations, use java.util.concurrent’s Executor or ThreadPoolExecutor and FutureTask</text:p>
            </text:list-item>
          </text:list>
        </text:list-item>
        <text:list-item>
          <text:p text:style-name="P18">AsyncTask runs on a background thread and is published on the UI thread. </text:p>
        </text:list-item>
        <text:list-item>
          <text:p text:style-name="P19">3 types: Params, Progress, and Result</text:p>
        </text:list-item>
        <text:list-item>
          <text:p text:style-name="P19">4 steps: onPreExecute, doInBackground, onProgressUpdate, onPost Execute</text:p>
        </text:list-item>
      </text:list>
      <text:p text:style-name="P20"/>
      <text:p text:style-name="P2">Developer guides</text:p>
      <text:p text:style-name="P2"/>
      <text:list xml:id="list1501271739456986457" text:style-name="L2">
        <text:list-item>
          <text:p text:style-name="P21">Processes and Threads developer guide here:</text:p>
          <text:list>
            <text:list-item>
              <text:p text:style-name="P21"><text:a xlink:type="simple" xlink:href="https://developer.android.com/guide/components/processes-and-threads.html" text:style-name="Internet_20_link" text:visited-style-name="Visited_20_Internet_20_Link">https://developer.android.com/guide/components/processes-and-threads.html</text:a></text:p>
            </text:list-item>
          </text:list>
        </text:list-item>
      </text:list>
      <text:p text:style-name="P22"/>
      <text:p text:style-name="P3">Usage</text:p>
      <text:p text:style-name="P3"/>
      <text:list xml:id="list5874794643372453800" text:style-name="L3">
        <text:list-item>
          <text:p text:style-name="P23">AsyncTask must be subclassed to be used. </text:p>
        </text:list-item>
        <text:list-item>
          <text:p text:style-name="P23">These subclasses will override at least one method (doInBackgrouns (Params…), and usually (onPostExecute(Result).)</text:p>
        </text:list-item>
        <text:list-item>
          <text:p text:style-name="P23">see website for an example</text:p>
        </text:list-item>
      </text:list>
      <text:p text:style-name="P25"/>
      <text:p text:style-name="P4">AsyncTask’s generic Types</text:p>
      <text:p text:style-name="P4"/>
      <text:list xml:id="list5984397854135629893" text:style-name="L4">
        <text:list-item>
          <text:p text:style-name="P26"><text:span text:style-name="T3">Params</text:span>: <text:span text:style-name="T2">the type of the parameters to be </text:span>sent to task upon execution</text:p>
        </text:list-item>
        <text:list-item>
          <text:p text:style-name="P26"><text:span text:style-name="T3">Progress</text:span>: <text:span text:style-name="T1">The types of progress units published during the background computation.</text:span></text:p>
        </text:list-item>
        <text:list-item>
          <text:p text:style-name="P27"><text:span text:style-name="T3">Result</text:span>: The type of the result of the background computation.</text:p>
        </text:list-item>
        <text:list-item>
          <text:p text:style-name="P28">To mark a type as unused, simply type VOID:</text:p>
          <text:list>
            <text:list-item>
              <text:p text:style-name="P28">private class MyTask extends AsyncTask&lt;Void, Void, Void&gt;{…}</text:p>
            </text:list-item>
          </text:list>
        </text:list-item>
      </text:list>
      <text:p text:style-name="P29"/>
      <text:p text:style-name="P5">4 Steps</text:p>
      <text:p text:style-name="P5"/>
      <text:list xml:id="list5845201477937944693" text:style-name="L5">
        <text:list-item>
          <text:p text:style-name="P30"><text:span text:style-name="T3">onPreExecute()</text:span>: <text:span text:style-name="T4">invoked on the UI thread before the task is executed. Sets up the task. </text:span></text:p>
          <text:list>
            <text:list-item>
              <text:p text:style-name="P31">Ex: show a progress bar</text:p>
            </text:list-item>
          </text:list>
        </text:list-item>
        <text:list-item>
          <text:p text:style-name="P32"><text:span text:style-name="T3">doInBackground(Params …)</text:span>: <text:s/><text:span text:style-name="T5">invoke on the background thread immediately after onPreExecute() finishes executing. This step is used to perform background computation. </text:span></text:p>
          <text:list>
            <text:list-item>
              <text:p text:style-name="P32"><text:span text:style-name="T5">AsyncTask’s params are passed here.</text:span></text:p>
            </text:list-item>
            <text:list-item>
              <text:p text:style-name="P33"><text:span text:style-name="T6">The result is returned to the last step (and will be passed to the last step)</text:span></text:p>
            </text:list-item>
            <text:list-item>
              <text:p text:style-name="P33"><text:span text:style-name="T6"><text:s/>can publishProgress(Progress …) </text:span></text:p>
              <text:list>
                <text:list-item>
                  <text:p text:style-name="P34">these values are published on the UI thread, In the onProgressUpdate(Progress …) step.</text:p>
                </text:list-item>
              </text:list>
            </text:list-item>
          </text:list>
        </text:list-item>
        <text:list-item>
          <text:p text:style-name="P7">onProgressUpdate(Progress …)<text:span text:style-name="T7">: <text:s/></text:span><text:span text:style-name="T8">invoked on the UI thread after a call to publishProgress(Progress …) </text:span></text:p>
          <text:list>
            <text:list-item>
              <text:p text:style-name="P8"><text:span text:style-name="T8">t</text:span><text:span text:style-name="T7">he timing of the execution is undefined.</text:span></text:p>
            </text:list-item>
            <text:list-item>
              <text:p text:style-name="P8"><text:soft-page-break/><text:span text:style-name="T7">This method is used to display any form of progress in the user interface while the background computation is still executing. <text:s/></text:span><text:span text:style-name="T9">(progress bar)</text:span></text:p>
            </text:list-item>
          </text:list>
        </text:list-item>
        <text:list-item>
          <text:p text:style-name="P9">onPostExecute (Result)<text:span text:style-name="T7">: </text:span><text:span text:style-name="T10">invoked on the UI thread after the background computation finishes. The result of the background computation is passed to this step as a parameter.</text:span></text:p>
        </text:list-item>
      </text:list>
      <text:p text:style-name="P10"><text:span text:style-name="T10"/></text:p>
      <text:p text:style-name="P11">Cancelling a Task</text:p>
      <text:p text:style-name="P11"/>
      <text:list xml:id="list3010555675453405417" text:style-name="L6">
        <text:list-item>
          <text:p text:style-name="P35">call cancel(boolean) </text:p>
        </text:list-item>
        <text:list-item>
          <text:p text:style-name="P36">isCancled</text:p>
        </text:list-item>
        <text:list-item>
          <text:p text:style-name="P36">after calling this, onCancelled(Object) is called </text:p>
          <text:list>
            <text:list-item>
              <text:p text:style-name="P36">instead of onPostExecute(Object)</text:p>
            </text:list-item>
          </text:list>
        </text:list-item>
        <text:list-item>
          <text:p text:style-name="P37">To ensure that a task is cancelled as quickly as posssible, you should always check the return value of isCancelled() periodically from doInBackground(Object[]), if possible (inside a loop for instance).</text:p>
        </text:list-item>
      </text:list>
      <text:p text:style-name="P38"/>
      <text:p text:style-name="P12">Threading rules</text:p>
      <text:p text:style-name="P12"/>
      <text:list xml:id="list160015975436577796" text:style-name="L7">
        <text:list-item>
          <text:p text:style-name="P39">The AsyncTask class must be loaded on the UI thread. This is done automatically as of JELLY_BEAN</text:p>
          <text:list>
            <text:list-item>
              <text:p text:style-name="P39">imported?</text:p>
            </text:list-item>
          </text:list>
        </text:list-item>
        <text:list-item>
          <text:p text:style-name="P40"><text:span text:style-name="T11">The task instance must be created on the UI thread.</text:span></text:p>
        </text:list-item>
        <text:list-item>
          <text:p text:style-name="P41">execute(Params …) must be invoked on the UI thread.</text:p>
        </text:list-item>
        <text:list-item>
          <text:p text:style-name="P42">Don’t call onPreExecute(), onPostExecute(Result), doInBackground(Params …), onProgressUpdate(Progress …) manually.</text:p>
        </text:list-item>
        <text:list-item>
          <text:p text:style-name="P42">The task can be executed only once.</text:p>
        </text:list-item>
      </text:list>
      <text:p text:style-name="P43"/>
      <text:p text:style-name="P13">Memory observability</text:p>
      <text:p text:style-name="P13"/>
      <text:list xml:id="list695795549669349111" text:style-name="L8">
        <text:list-item>
          <text:p text:style-name="P44">AsyncTask guarantees that all callback calls are synchronized in such a way that the following operations are safe without explicit synchronizations:</text:p>
          <text:list>
            <text:list-item>
              <text:p text:style-name="P44">Set member fields in the constructor or onPreExecute(), and refer to them in doInBackground(Params …) </text:p>
            </text:list-item>
            <text:list-item>
              <text:p text:style-name="P45">Set mem<text:span text:style-name="T12">b</text:span>er fields in doInBackground(Params …) and refer to the in onProgressUpdate(Progress …) and onPostExecute(Result)</text:p>
            </text:list-item>
          </text:list>
        </text:list-item>
      </text:list>
      <text:p text:style-name="P46"/>
      <text:p text:style-name="P6">Order of execution</text:p>
      <text:p text:style-name="P6"/>
      <text:list xml:id="list180289821199024998" text:style-name="L9">
        <text:list-item>
          <text:p text:style-name="P47">starting with HONEYCOMB<text:tab/>, <text:s/>execution of AsyncTask is performed on a single thread. <text:span text:style-name="T13">To avoid common application errors caused by parallel execution</text:span></text:p>
          <text:list>
            <text:list-item>
              <text:p text:style-name="P48">if you want parallel execution, invoke executeOnExecutor (java.util.concurrent.Executor, Object[]) with THREAD_POOL_EXECUTOR</text:p>
              <text:list>
                <text:list-item>
                  <text:p text:style-name="P50">I think executeOnExecutor might help too.</text:p>
                </text:list-item>
              </text:list>
            </text:list-item>
          </text:list>
        </text:list-item>
      </text:list>
      <text:p text:style-name="P49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2:52:54.916539107</meta:creation-date>
    <meta:generator>LibreOffice/5.1.6.2$Linux_X86_64 LibreOffice_project/10m0$Build-2</meta:generator>
    <dc:date>2017-06-15T13:42:33.138478756</dc:date>
    <meta:editing-duration>PT39M5S</meta:editing-duration>
    <meta:editing-cycles>44</meta:editing-cycles>
    <meta:document-statistic meta:table-count="0" meta:image-count="0" meta:object-count="0" meta:page-count="2" meta:paragraph-count="56" meta:word-count="544" meta:character-count="3604" meta:non-whitespace-character-count="3147"/>
  </office:meta>
</office:document-meta>
</file>